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co34" style:family="table-column">
      <style:table-column-properties fo:break-before="auto" style:column-width="3.3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ext-properties fo:color="#000000">
        <loext:char-complex-color loext:theme-type="dark1" loext:color-type="theme"/>
      </style:text-properties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20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87" style:family="table-cell" style:parent-style-name="Default" style:data-style-name="N37">
      <style:table-cell-properties fo:background-color="#ffff00"/>
    </style:style>
    <style:style style:name="ce88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9" style:family="table-cell" style:parent-style-name="Default">
      <style:table-cell-properties fo:background-color="#ffff00"/>
    </style:style>
    <style:style style:name="ce90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31" style:family="table-cell" style:parent-style-name="Default">
      <style:map style:condition="cell-content()=duplicates" style:apply-style-name="Warning" style:base-cell-address="'to do'.A9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 style:data-style-name="N37">
      <style:table-cell-properties fo:background-color="#81d41a"/>
    </style:style>
    <style:style style:name="ce5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60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Bad" style:data-style-name="N37"/>
    <style:style style:name="ce4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Default"/>
        <table:table-column table:style-name="co3" table:default-cell-style-name="ce38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LeetCode Link</text:p>
          </table:table-cell>
          <table:table-cell table:style-name="ce17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84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84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84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84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8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84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8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84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84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84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84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8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84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84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84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84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84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8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84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84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84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8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84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84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84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84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8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84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84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8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84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84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90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84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8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8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84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18" office:value-type="string" calcext:value-type="string">
            <text:p>Algorithms to master</text:p>
          </table:table-cell>
          <table:table-cell table:style-name="ce18" office:value-type="string" calcext:value-type="string">
            <text:p>Progress </text:p>
          </table:table-cell>
          <table:table-cell table:style-name="ce18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1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70" office:value-type="string" calcext:value-type="string">
            <text:p>serial no</text:p>
          </table:table-cell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Linked List three pointer</text:p>
          </table:table-cell>
          <table:table-cell table:style-name="ce18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71"/>
          <table:table-cell/>
          <table:table-cell table:style-name="ce85"/>
          <table:table-cell table:style-name="ce18"/>
          <table:table-cell table:number-columns-repeated="1638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10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38" office:value-type="date" office:date-value="2025-10-04" calcext:value-type="date">
            <text:p>10/04/25</text:p>
          </table:table-cell>
          <table:table-cell table:style-name="ce38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11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1">
          <table:table-cell table:style-name="ce73" office:value-type="float" office:value="3" calcext:value-type="float">
            <text:p>3</text:p>
          </table:table-cell>
          <table:table-cell table:style-name="ce11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88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13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87" office:value-type="date" office:date-value="2025-10-01" calcext:value-type="date">
            <text:p>10/01/25</text:p>
          </table:table-cell>
          <table:table-cell table:style-name="ce89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38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14" office:value-type="string" calcext:value-type="string">
            <text:p>560 Subarray sum equals to k</text:p>
          </table:table-cell>
          <table:table-cell table:style-name="ce87" office:value-type="date" office:date-value="2025-10-09" calcext:value-type="date">
            <text:p>10/09/25</text:p>
          </table:table-cell>
          <table:table-cell table:style-name="ce89" office:value-type="string" calcext:value-type="string">
            <text:p>Prefix + Hashmap logic + counting</text:p>
          </table:table-cell>
          <table:table-cell table:style-name="ce38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style-name="ce38" office:value-type="date" office:date-value="2025-12-29" calcext:value-type="date">
            <text:p>12/29/25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38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38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5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2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75" office:value-type="float" office:value="46" calcext:value-type="float">
            <text:p>46</text:p>
          </table:table-cell>
          <table:table-cell table:style-name="ce13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87" office:value-type="date" office:date-value="2025-12-05" calcext:value-type="date">
            <text:p>12/05/25</text:p>
          </table:table-cell>
          <table:table-cell table:style-name="ce89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2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style-name="ce38" office:value-type="date" office:date-value="2025-12-27" calcext:value-type="date">
            <text:p>12/27/25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75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87" office:value-type="date" office:date-value="2025-12-10" calcext:value-type="date">
            <text:p>12/10/25</text:p>
          </table:table-cell>
          <table:table-cell table:style-name="ce89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2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2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5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1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1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1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1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1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38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1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1" office:value-type="string" calcext:value-type="string">
            <text:p><text:a xlink:href="https://leetcode.com/problems/permutation-in-string/" xlink:type="simple">567. Permutation in String</text:a>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1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1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  <calcext:conditional-formats>
          <calcext:conditional-format calcext:target-range-address="Sheet1.B62:Sheet1.B132">
            <calcext:condition calcext:apply-style-name="Warning" calcext:value="duplicate" calcext:base-cell-address="Sheet1.B62"/>
          </calcext:conditional-format>
        </calcext:conditional-formats>
      </table:table>
      <table:table table:name="to do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9" office:value-type="string" calcext:value-type="string">
            <text:p>To Do</text:p>
          </table:table-cell>
          <table:table-cell/>
        </table:table-row>
        <table:table-row table:style-name="ro2">
          <table:table-cell table:style-name="ce19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19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19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LC for prefix_sum</text:p>
          </table:table-cell>
          <table:table-cell/>
        </table:table-row>
        <table:table-row table:style-name="ro2">
          <table:table-cell table:style-name="ce30" office:value-type="float" office:value="303" calcext:value-type="float">
            <text:p>303</text:p>
          </table:table-cell>
          <table:table-cell/>
        </table:table-row>
        <table:table-row table:style-name="ro2">
          <table:table-cell table:style-name="ce30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30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30" office:value-type="float" office:value="525" calcext:value-type="float">
            <text:p>525</text:p>
          </table:table-cell>
          <table:table-cell/>
        </table:table-row>
        <table:table-row table:style-name="ro2">
          <table:table-cell table:style-name="ce30" office:value-type="float" office:value="974" calcext:value-type="float">
            <text:p>974</text:p>
          </table:table-cell>
          <table:table-cell/>
        </table:table-row>
        <table:table-row table:style-name="ro2">
          <table:table-cell table:style-name="ce30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30" office:value-type="float" office:value="1109" calcext:value-type="float">
            <text:p>1109</text:p>
          </table:table-cell>
          <table:table-cell/>
        </table:table-row>
        <table:table-row table:style-name="ro2">
          <table:table-cell table:style-name="ce30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style-name="ce31"/>
          <table:table-cell/>
        </table:table-row>
        <table:table-row table:style-name="ro1" table:number-rows-repeated="8">
          <table:table-cell table:style-name="ce30"/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to do'.A9:'to do'.A25">
            <calcext:condition calcext:apply-style-name="Warning" calcext:value="=duplicates" calcext:base-cell-address="'to do'.A9"/>
          </calcext:conditional-format>
          <calcext:conditional-format calcext:target-range-address="'to do'.A9:'to do'.A25">
            <calcext:condition calcext:apply-style-name="Warning" calcext:value="duplicate" calcext:base-cell-address="'to do'.A9"/>
          </calcext:conditional-format>
        </calcext:conditional-formats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4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38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46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49"/>
        <table:table-column table:style-name="co15" table:default-cell-style-name="ce49"/>
        <table:table-column table:style-name="co9" table:number-columns-repeated="16382" table:default-cell-style-name="ce49"/>
        <table:table-row table:style-name="ro11">
          <table:table-cell table:style-name="ce47" office:value-type="string" calcext:value-type="string">
            <text:p>Questions</text:p>
          </table:table-cell>
          <table:table-cell table:style-name="ce47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0. Subarray Sum Equals K</text:p>
          </table:table-cell>
          <table:table-cell table:style-name="ce48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25. Contiguous Array</text:p>
          </table:table-cell>
          <table:table-cell table:style-name="ce48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974. Subarray Sums Divisible by K</text:p>
          </table:table-cell>
          <table:table-cell table:style-name="ce48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6. Valid Sudoku</text:p>
          </table:table-cell>
          <table:table-cell table:style-name="ce48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28. Longest Consecutive Sequence</text:p>
          </table:table-cell>
          <table:table-cell table:style-name="ce48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5. 3Sum</text:p>
          </table:table-cell>
          <table:table-cell table:style-name="ce48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8. 4Sum</text:p>
          </table:table-cell>
          <table:table-cell table:style-name="ce48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80. Insert Delete GetRandom O(1)</text:p>
          </table:table-cell>
          <table:table-cell table:style-name="ce48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48" office:value-type="string" calcext:value-type="string">
            <text:p>3. Longest Substring Without Repeating Characters</text:p>
          </table:table-cell>
          <table:table-cell table:style-name="ce48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76. Minimum Window Substring</text:p>
          </table:table-cell>
          <table:table-cell table:style-name="ce48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7. Permutation in String</text:p>
          </table:table-cell>
          <table:table-cell table:style-name="ce48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38. Find All Anagrams in a String</text:p>
          </table:table-cell>
          <table:table-cell table:style-name="ce48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51. Sort Characters By Frequency</text:p>
          </table:table-cell>
          <table:table-cell table:style-name="ce48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692. Top K Frequent Words</text:p>
          </table:table-cell>
          <table:table-cell table:style-name="ce48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2. Happy Number</text:p>
          </table:table-cell>
          <table:table-cell table:style-name="ce48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90. Word Pattern</text:p>
          </table:table-cell>
          <table:table-cell table:style-name="ce48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5. Isomorphic Strings</text:p>
          </table:table-cell>
          <table:table-cell table:style-name="ce48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19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Focus Area</text:p>
          </table:table-cell>
          <table:table-cell table:style-name="ce17" office:value-type="string" calcext:value-type="string">
            <text:p>Topic / Problem</text:p>
          </table:table-cell>
          <table:table-cell table:style-name="ce17" office:value-type="string" calcext:value-type="string">
            <text:p>Status</text:p>
          </table:table-cell>
          <table:table-cell table:style-name="ce18" office:value-type="string" calcext:value-type="string">
            <text:p>Completed On</text:p>
          </table:table-cell>
        </table:table-row>
        <table:table-row table:style-name="ro1">
          <table:table-cell table:style-name="ce50" office:value-type="string" calcext:value-type="string">
            <text:p>12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Pair with Target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1" calcext:value-type="date">
            <text:p>11/11/25</text:p>
          </table:table-cell>
        </table:table-row>
        <table:table-row table:style-name="ro1">
          <table:table-cell table:style-name="ce50" office:value-type="string" calcext:value-type="string">
            <text:p>13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Remove Duplicate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2" calcext:value-type="date">
            <text:p>11/12/25</text:p>
          </table:table-cell>
        </table:table-row>
        <table:table-row table:style-name="ro1">
          <table:table-cell table:style-name="ce50" office:value-type="string" calcext:value-type="string">
            <text:p>14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Squaring a Sorted Array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table:style-name="ce50" office:value-type="string" calcext:value-type="string">
            <text:p>15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Triplet Sum to Zero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50" office:value-type="string" calcext:value-type="string">
            <text:p>19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Maximum Sum Subarray of Size K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0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Smallest Subarray with Given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1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ruits into Basket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2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Longest Substring with K Distinct Character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3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irst Non-Repeating Character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4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Ransom Not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5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erge Intervals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6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sert Interval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7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terval Intersection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8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Linked List Cycl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9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iddle of LinkedList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4" office:value-type="string" calcext:value-type="string">
            <text:p>Focus Topics( week 1 )</text:p>
          </table:table-cell>
          <table:table-cell table:style-name="ce44" office:value-type="string" calcext:value-type="string">
            <text:p>🎯 Focus Topics (week 2)</text:p>
          </table:table-cell>
          <table:table-cell table:style-name="ce44" office:value-type="string" calcext:value-type="string">
            <text:p>Focus Topics( week 3)</text:p>
          </table:table-cell>
          <table:table-cell table:style-name="ce44" office:value-type="string" calcext:value-type="string">
            <text:p>Focus Topics(week 4)</text:p>
          </table:table-cell>
          <table:table-cell table:style-name="ce44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19" office:value-type="string" calcext:value-type="string">
            <text:p>Array basics: traversal, prefix, suffix</text:p>
          </table:table-cell>
          <table:table-cell table:style-name="ce19" office:value-type="string" calcext:value-type="string">
            <text:p>Sliding Window (fixed + variable)</text:p>
          </table:table-cell>
          <table:table-cell table:style-name="ce19" office:value-type="string" calcext:value-type="string">
            <text:p>Interval merging &amp; insertion</text:p>
          </table:table-cell>
          <table:table-cell table:style-name="ce19" office:value-type="string" calcext:value-type="string">
            <text:p>Tree BFS / DFS</text:p>
          </table:table-cell>
          <table:table-cell table:style-name="ce1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19" office:value-type="string" calcext:value-type="string">
            <text:p>Two Pointer Pattern</text:p>
          </table:table-cell>
          <table:table-cell table:style-name="ce19" office:value-type="string" calcext:value-type="string">
            <text:p>Hash Map counting</text:p>
          </table:table-cell>
          <table:table-cell table:style-name="ce19" office:value-type="string" calcext:value-type="string">
            <text:p>Linked List cycle logic</text:p>
          </table:table-cell>
          <table:table-cell table:style-name="ce19" office:value-type="string" calcext:value-type="string">
            <text:p>Stack usage (balanced, next greater)</text:p>
          </table:table-cell>
          <table:table-cell table:style-name="ce1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19" office:value-type="string" calcext:value-type="string">
            <text:p>Basic Searching / Sorting (concepts only)</text:p>
          </table:table-cell>
          <table:table-cell table:style-name="ce19" office:value-type="string" calcext:value-type="string">
            <text:p>Frequency-based subarray problems</text:p>
          </table:table-cell>
          <table:table-cell table:style-name="ce19" office:value-type="string" calcext:value-type="string">
            <text:p>Range overlapping</text:p>
          </table:table-cell>
          <table:table-cell table:style-name="ce19" office:value-type="string" calcext:value-type="string">
            <text:p>Graph traversal (conceptually)</text:p>
          </table:table-cell>
          <table:table-cell table:style-name="ce19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table:table-column table:style-name="co20" table:default-cell-style-name="Default"/>
        <table:table-column table:style-name="co21" table:default-cell-style-name="ce2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9" table:number-columns-repeated="16380" table:default-cell-style-name="ce53"/>
        <table:table-row table:style-name="ro14">
          <table:table-cell table:style-name="ce52" office:value-type="string" calcext:value-type="string">
            <text:p>Pattern</text:p>
          </table:table-cell>
          <table:table-cell table:style-name="ce52" office:value-type="string" calcext:value-type="string">
            <text:p>Sub_Pattern</text:p>
          </table:table-cell>
          <table:table-cell table:style-name="ce52" office:value-type="string" calcext:value-type="string">
            <text:p>LC_Number</text:p>
          </table:table-cell>
          <table:table-cell table:style-name="ce52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90"/>
        <table:table-column table:style-name="co34" table:default-cell-style-name="ce90"/>
        <table:table-row table:style-name="ro2"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one On</text:p>
          </table:table-cell>
          <table:table-cell table:style-name="ce18" office:value-type="string" calcext:value-type="string">
            <text:p>Pattern</text:p>
          </table:table-cell>
          <table:table-cell table:style-name="ce41" office:value-type="string" calcext:value-type="string">
            <text:p>remarks</text:p>
          </table:table-cell>
          <table:table-cell table:style-name="ce41" office:value-type="string" calcext:value-type="string">
            <text:p>mistakes</text:p>
          </table:table-cell>
        </table:table-row>
        <table:table-row table:style-name="ro2">
          <table:table-cell table:style-name="ce19" office:value-type="string" calcext:value-type="string">
            <text:p>LC 595 – Big Countrie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LC 584 – Find Customer Referee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15">
          <table:table-cell table:style-name="ce19" office:value-type="string" calcext:value-type="string">
            <text:p>LC 1757 – Recyclable and Low Fat Product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</table:table-row>
        <table:table-row table:style-name="ro6">
          <table:table-cell table:style-name="ce19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38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</table:table-row>
        <table:table-row table:style-name="ro2">
          <table:table-cell table:style-name="ce19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38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</table:table-row>
        <table:table-row table:style-name="ro1">
          <table:table-cell table:style-name="ce60" office:value-type="string" calcext:value-type="string">
            <text:p>LC 1484 – Group Sold Products</text:p>
          </table:table-cell>
          <table:table-cell table:style-name="ce61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group_concat( )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forgot about group_concat exists</text:p>
          </table:table-cell>
        </table:table-row>
        <table:table-row table:style-name="ro1">
          <table:table-cell table:style-name="ce60" office:value-type="string" calcext:value-type="string">
            <text:p>LC 1141 – User Activity for Past 30 Days</text:p>
          </table:table-cell>
          <table:table-cell table:style-name="ce61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where conditio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simple where condition according to date given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10:50:19.5133679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5-12-29T17:25:05.961358779</dc:date>
    <meta:generator>LibreOffice/24.2.7.2$Linux_X86_64 LibreOffice_project/420$Build-2</meta:generator>
    <meta:editing-duration>P4DT8H46M26S</meta:editing-duration>
    <meta:editing-cycles>194</meta:editing-cycles>
    <meta:document-statistic meta:table-count="9" meta:cell-count="1122" meta:object-count="0"/>
    <meta:user-defined meta:name="AppVersion">12.0000</meta:user-defined>
  </office:meta>
</office:document-meta>
</file>